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54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39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60" style:family="table-cell" style:parent-style-name="Default">
      <style:table-cell-properties fo:border-bottom="none" fo:background-color="#cccccc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63" style:family="table-cell" style:parent-style-name="Default">
      <style:table-cell-properties fo:border-bottom="1.25pt solid #000000" fo:border-left="none" fo:border-right="1.25pt solid #000000" fo:border-top="none"/>
    </style:style>
    <style:style style:name="ce64" style:family="table-cell" style:parent-style-name="Default">
      <style:table-cell-properties fo:border-bottom="none" fo:background-color="#cccccc" fo:border-left="none" fo:border-right="1.25pt solid #000000" fo:border-top="1.25pt solid #000000"/>
    </style:style>
    <style:style style:name="ce65" style:family="table-cell" style:parent-style-name="Default">
      <style:table-cell-properties fo:border-bottom="1.76pt solid #000000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71" style:family="table-cell" style:parent-style-name="Default">
      <style:table-cell-properties fo:border-bottom="0.06pt solid #00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87" style:family="table-cell" style:parent-style-name="Default">
      <style:table-cell-properties fo:border-bottom="0.06pt solid #00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7"/>
        <table:table-column table:style-name="co2" table:default-cell-style-name="ce38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style-name="ce5" table:formula="of:=[.B2]+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2" table:formula="of:=[.C2]+1" office:value-type="float" office:value="2" calcext:value-type="float">
            <text:p>2</text:p>
          </table:table-cell>
          <table:table-cell table:style-name="ce6" table:formula="of:=[.B3]+1" office:value-type="float" office:value="3" calcext:value-type="float">
            <text:p>3</text:p>
          </table:table-cell>
          <table:table-cell table:style-name="ce10" table:formula="of:=[.E2]+1" office:value-type="float" office:value="6" calcext:value-type="float">
            <text:p>6</text:p>
          </table:table-cell>
          <table:table-cell table:style-name="ce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7" table:formula="of:=[.B4]+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4" table:formula="of:=[.C4]+1" office:value-type="float" office:value="10" calcext:value-type="float">
            <text:p>10</text:p>
          </table:table-cell>
          <table:table-cell table:style-name="ce8" table:formula="of:=[.B5]+1" office:value-type="float" office:value="11" calcext:value-type="float">
            <text:p>11</text:p>
          </table:table-cell>
          <table:table-cell table:style-name="ce12" table:formula="of:=[.E4]+1" office:value-type="float" office:value="14" calcext:value-type="float">
            <text:p>14</text:p>
          </table:table-cell>
          <table:table-cell table:style-name="ce1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9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60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]*BaseRnd+[.U3]" office:value-type="float" office:value="124" calcext:value-type="float">
            <text:p>124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]*BaseRnd+[.U4]" office:value-type="float" office:value="79" calcext:value-type="float">
            <text:p>79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63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]*BaseRnd+[.U5]" office:value-type="float" office:value="100" calcext:value-type="float">
            <text:p>100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64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6]*BaseRnd+[.U6]" office:value-type="float" office:value="27" calcext:value-type="float">
            <text:p>27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3"/>
          <table:table-cell table:style-name="ce49"/>
          <table:table-cell table:style-name="ce55"/>
          <table:table-cell table:style-name="ce61"/>
          <table:table-cell table:style-name="ce71"/>
          <table:table-cell table:style-name="ce75"/>
          <table:table-cell table:style-name="ce55"/>
          <table:table-cell table:style-name="ce87"/>
          <table:table-cell table:style-name="ce89"/>
          <table:table-cell table:style-name="ce49"/>
          <table:table-cell table:style-name="ce55"/>
          <table:table-cell table:style-name="ce61"/>
          <table:table-cell table:style-name="ce71"/>
          <table:table-cell table:style-name="ce75"/>
          <table:table-cell table:style-name="ce80"/>
          <table:table-cell table:style-name="ce83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7]*BaseRnd+[.U7]" office:value-type="float" office:value="24" calcext:value-type="float">
            <text:p>24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62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8]*BaseRnd+[.U8]" office:value-type="float" office:value="107" calcext:value-type="float">
            <text:p>10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65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9]*BaseRnd+[.U9]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0]*BaseRnd+[.U10]" office:value-type="float" office:value="63" calcext:value-type="float">
            <text:p>6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1]*BaseRnd+[.U11]" office:value-type="float" office:value="12" calcext:value-type="float">
            <text:p>1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2]*BaseRnd+[.U12]" office:value-type="float" office:value="18" calcext:value-type="float">
            <text:p>1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3]*BaseRnd+[.U13]" office:value-type="float" office:value="61" calcext:value-type="float">
            <text:p>61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4]*BaseRnd+[.U14]" office:value-type="float" office:value="60" calcext:value-type="float">
            <text:p>60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5]*BaseRnd+[.U15]" office:value-type="float" office:value="61" calcext:value-type="float">
            <text:p>6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6]*BaseRnd+[.U16]" office:value-type="float" office:value="43" calcext:value-type="float">
            <text:p>43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7]*BaseRnd+[.U17]" office:value-type="float" office:value="63" calcext:value-type="float">
            <text:p>63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8]*BaseRnd+[.U18]" office:value-type="float" office:value="87" calcext:value-type="float">
            <text:p>8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9]*BaseRnd+[.U19]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0]*BaseRnd+[.U20]" office:value-type="float" office:value="87" calcext:value-type="float">
            <text:p>8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1]*BaseRnd+[.U21]" office:value-type="float" office:value="59" calcext:value-type="float">
            <text:p>5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2]*BaseRnd+[.U22]" office:value-type="float" office:value="87" calcext:value-type="float">
            <text:p>8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3]*BaseRnd+[.U23]" office:value-type="float" office:value="3" calcext:value-type="float">
            <text:p>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4]*BaseRnd+[.U24]" office:value-type="float" office:value="64" calcext:value-type="float">
            <text:p>64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5]*BaseRnd+[.U25]" office:value-type="float" office:value="68" calcext:value-type="float">
            <text:p>6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6]*BaseRnd+[.U26]" office:value-type="float" office:value="11" calcext:value-type="float">
            <text:p>1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7]*BaseRnd+[.U27]" office:value-type="float" office:value="8" calcext:value-type="float">
            <text:p>8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8]*BaseRnd+[.U28]" office:value-type="float" office:value="68" calcext:value-type="float">
            <text:p>6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9]*BaseRnd+[.U29]" office:value-type="float" office:value="23" calcext:value-type="float">
            <text:p>2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0]*BaseRnd+[.U30]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1]*BaseRnd+[.U31]" office:value-type="float" office:value="22" calcext:value-type="float">
            <text:p>22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2]*BaseRnd+[.U32]" office:value-type="float" office:value="73" calcext:value-type="float">
            <text:p>73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3]*BaseRnd+[.U33]" office:value-type="float" office:value="18" calcext:value-type="float">
            <text:p>1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4]*BaseRnd+[.U34]" office:value-type="float" office:value="57" calcext:value-type="float">
            <text:p>57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5]*BaseRnd+[.U35]" office:value-type="float" office:value="12" calcext:value-type="float">
            <text:p>1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6]*BaseRnd+[.U36]" office:value-type="float" office:value="17" calcext:value-type="float">
            <text:p>17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7]*BaseRnd+[.U37]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8]*BaseRnd+[.U38]" office:value-type="float" office:value="102" calcext:value-type="float">
            <text:p>102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9]*BaseRnd+[.U39]" office:value-type="float" office:value="60" calcext:value-type="float">
            <text:p>60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0]*BaseRnd+[.U40]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1]*BaseRnd+[.U41]" office:value-type="float" office:value="78" calcext:value-type="float">
            <text:p>7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2]*BaseRnd+[.U42]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3]*BaseRnd+[.U43]" office:value-type="float" office:value="105" calcext:value-type="float">
            <text:p>10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4]*BaseRnd+[.U44]"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5]*BaseRnd+[.U45]"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6]*BaseRnd+[.U46]" office:value-type="float" office:value="72" calcext:value-type="float">
            <text:p>7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7]*BaseRnd+[.U47]"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8]*BaseRnd+[.U48]"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9]*BaseRnd+[.U49]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0]*BaseRnd+[.U50]"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1]*BaseRnd+[.U51]" office:value-type="float" office:value="49" calcext:value-type="float">
            <text:p>4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2]*BaseRnd+[.U52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3]*BaseRnd+[.U53]" office:value-type="float" office:value="38" calcext:value-type="float">
            <text:p>38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seRnd" table:base-cell-address="$Screen.$U$2" table:cell-range-address="$Screen.$U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7T12:44:23.337000000</meta:creation-date>
    <meta:print-date>2022-08-17T12:54:59.590000000</meta:print-date>
    <dc:date>2022-11-18T19:09:34.680000000</dc:date>
    <meta:editing-duration>PT2H24M49S</meta:editing-duration>
    <meta:editing-cycles>4</meta:editing-cycles>
    <meta:generator>LibreOffice/7.1.4.2$Windows_X86_64 LibreOffice_project/a529a4fab45b75fefc5b6226684193eb000654f6</meta:generator>
    <meta:document-statistic meta:table-count="2" meta:cell-count="352" meta:object-count="0"/>
  </office:meta>
</office:document-meta>
</file>